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ates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Northern</text:p>
          </table:table-cell>
          <table:table-cell office:value-type="float" office:value="720907" calcext:value-type="float">
            <text:p>720907</text:p>
          </table:table-cell>
          <table:table-cell office:value-type="float" office:value="740768" calcext:value-type="float">
            <text:p>740768</text:p>
          </table:table-cell>
          <table:table-cell office:value-type="float" office:value="764451" calcext:value-type="float">
            <text:p>764451</text:p>
          </table:table-cell>
          <table:table-cell office:value-type="float" office:value="788750" calcext:value-type="float">
            <text:p>788750</text:p>
          </table:table-cell>
          <table:table-cell office:value-type="float" office:value="813685" calcext:value-type="float">
            <text:p>813685</text:p>
          </table:table-cell>
          <table:table-cell office:value-type="float" office:value="835283" calcext:value-type="float">
            <text:p>835283</text:p>
          </table:table-cell>
          <table:table-cell office:value-type="float" office:value="860950" calcext:value-type="float">
            <text:p>860950</text:p>
          </table:table-cell>
          <table:table-cell office:value-type="float" office:value="887011" calcext:value-type="float">
            <text:p>887011</text:p>
          </table:table-cell>
          <table:table-cell office:value-type="float" office:value="913533" calcext:value-type="float">
            <text:p>913533</text:p>
          </table:table-cell>
          <table:table-cell office:value-type="float" office:value="936255" calcext:value-type="float">
            <text:p>936255</text:p>
          </table:table-cell>
        </table:table-row>
        <table:table-row table:style-name="ro1">
          <table:table-cell office:value-type="string" calcext:value-type="string">
            <text:p>River Nile</text:p>
          </table:table-cell>
          <table:table-cell office:value-type="float" office:value="1157917" calcext:value-type="float">
            <text:p>1157917</text:p>
          </table:table-cell>
          <table:table-cell office:value-type="float" office:value="1191813" calcext:value-type="float">
            <text:p>1191813</text:p>
          </table:table-cell>
          <table:table-cell office:value-type="float" office:value="1229916" calcext:value-type="float">
            <text:p>1229916</text:p>
          </table:table-cell>
          <table:table-cell office:value-type="float" office:value="1269010" calcext:value-type="float">
            <text:p>1269010</text:p>
          </table:table-cell>
          <table:table-cell office:value-type="float" office:value="1309129" calcext:value-type="float">
            <text:p>1309129</text:p>
          </table:table-cell>
          <table:table-cell office:value-type="float" office:value="1346148" calcext:value-type="float">
            <text:p>1346148</text:p>
          </table:table-cell>
          <table:table-cell office:value-type="float" office:value="1387513" calcext:value-type="float">
            <text:p>1387513</text:p>
          </table:table-cell>
          <table:table-cell office:value-type="float" office:value="1429513" calcext:value-type="float">
            <text:p>1429513</text:p>
          </table:table-cell>
          <table:table-cell office:value-type="float" office:value="1472257" calcext:value-type="float">
            <text:p>1472257</text:p>
          </table:table-cell>
          <table:table-cell office:value-type="float" office:value="1511442" calcext:value-type="float">
            <text:p>1511442</text:p>
          </table:table-cell>
        </table:table-row>
        <table:table-row table:style-name="ro1">
          <table:table-cell office:value-type="string" calcext:value-type="string">
            <text:p>Red Sea</text:p>
          </table:table-cell>
          <table:table-cell office:value-type="float" office:value="1307840" calcext:value-type="float">
            <text:p>1307840</text:p>
          </table:table-cell>
          <table:table-cell office:value-type="float" office:value="1316920" calcext:value-type="float">
            <text:p>1316920</text:p>
          </table:table-cell>
          <table:table-cell office:value-type="float" office:value="1328446" calcext:value-type="float">
            <text:p>1328446</text:p>
          </table:table-cell>
          <table:table-cell office:value-type="float" office:value="1346133" calcext:value-type="float">
            <text:p>1346133</text:p>
          </table:table-cell>
          <table:table-cell office:value-type="float" office:value="1366991" calcext:value-type="float">
            <text:p>1366991</text:p>
          </table:table-cell>
          <table:table-cell office:value-type="float" office:value="1402082" calcext:value-type="float">
            <text:p>1402082</text:p>
          </table:table-cell>
          <table:table-cell office:value-type="float" office:value="1414417" calcext:value-type="float">
            <text:p>1414417</text:p>
          </table:table-cell>
          <table:table-cell office:value-type="float" office:value="1445353" calcext:value-type="float">
            <text:p>1445353</text:p>
          </table:table-cell>
          <table:table-cell office:value-type="float" office:value="1447787" calcext:value-type="float">
            <text:p>1447787</text:p>
          </table:table-cell>
          <table:table-cell office:value-type="float" office:value="1482053" calcext:value-type="float">
            <text:p>1482053</text:p>
          </table:table-cell>
        </table:table-row>
        <table:table-row table:style-name="ro1">
          <table:table-cell office:value-type="string" calcext:value-type="string">
            <text:p>Kassala</text:p>
          </table:table-cell>
          <table:table-cell office:value-type="float" office:value="1821406" calcext:value-type="float">
            <text:p>1821406</text:p>
          </table:table-cell>
          <table:table-cell office:value-type="float" office:value="1909534" calcext:value-type="float">
            <text:p>1909534</text:p>
          </table:table-cell>
          <table:table-cell office:value-type="float" office:value="1987572" calcext:value-type="float">
            <text:p>1987572</text:p>
          </table:table-cell>
          <table:table-cell office:value-type="float" office:value="2061266" calcext:value-type="float">
            <text:p>2061266</text:p>
          </table:table-cell>
          <table:table-cell office:value-type="float" office:value="2133663" calcext:value-type="float">
            <text:p>2133663</text:p>
          </table:table-cell>
          <table:table-cell office:value-type="float" office:value="2207533" calcext:value-type="float">
            <text:p>2207533</text:p>
          </table:table-cell>
          <table:table-cell office:value-type="float" office:value="2283054" calcext:value-type="float">
            <text:p>2283054</text:p>
          </table:table-cell>
          <table:table-cell office:value-type="float" office:value="2360083" calcext:value-type="float">
            <text:p>2360083</text:p>
          </table:table-cell>
          <table:table-cell office:value-type="float" office:value="2438808" calcext:value-type="float">
            <text:p>2438808</text:p>
          </table:table-cell>
          <table:table-cell office:value-type="float" office:value="2519071" calcext:value-type="float">
            <text:p>2519071</text:p>
          </table:table-cell>
        </table:table-row>
        <table:table-row table:style-name="ro1">
          <table:table-cell office:value-type="string" calcext:value-type="string">
            <text:p>Al Gedarif</text:p>
          </table:table-cell>
          <table:table-cell office:value-type="float" office:value="1419485" calcext:value-type="float">
            <text:p>1419485</text:p>
          </table:table-cell>
          <table:table-cell office:value-type="float" office:value="1494704" calcext:value-type="float">
            <text:p>1494704</text:p>
          </table:table-cell>
          <table:table-cell office:value-type="float" office:value="1573070" calcext:value-type="float">
            <text:p>1573070</text:p>
          </table:table-cell>
          <table:table-cell office:value-type="float" office:value="1654621" calcext:value-type="float">
            <text:p>1654621</text:p>
          </table:table-cell>
          <table:table-cell office:value-type="float" office:value="1739478" calcext:value-type="float">
            <text:p>1739478</text:p>
          </table:table-cell>
          <table:table-cell office:value-type="float" office:value="1827181" calcext:value-type="float">
            <text:p>1827181</text:p>
          </table:table-cell>
          <table:table-cell office:value-type="float" office:value="1917919" calcext:value-type="float">
            <text:p>1917919</text:p>
          </table:table-cell>
          <table:table-cell office:value-type="float" office:value="2011614" calcext:value-type="float">
            <text:p>2011614</text:p>
          </table:table-cell>
          <table:table-cell office:value-type="float" office:value="2108468" calcext:value-type="float">
            <text:p>2108468</text:p>
          </table:table-cell>
          <table:table-cell office:value-type="float" office:value="2208385" calcext:value-type="float">
            <text:p>2208385</text:p>
          </table:table-cell>
        </table:table-row>
        <table:table-row table:style-name="ro1">
          <table:table-cell office:value-type="string" calcext:value-type="string">
            <text:p>Khartoum</text:p>
          </table:table-cell>
          <table:table-cell office:value-type="float" office:value="5515257" calcext:value-type="float">
            <text:p>5515257</text:p>
          </table:table-cell>
          <table:table-cell office:value-type="float" office:value="5758234" calcext:value-type="float">
            <text:p>5758234</text:p>
          </table:table-cell>
          <table:table-cell office:value-type="float" office:value="6006885" calcext:value-type="float">
            <text:p>6006885</text:p>
          </table:table-cell>
          <table:table-cell office:value-type="float" office:value="6267930" calcext:value-type="float">
            <text:p>6267930</text:p>
          </table:table-cell>
          <table:table-cell office:value-type="float" office:value="6534795" calcext:value-type="float">
            <text:p>6534795</text:p>
          </table:table-cell>
          <table:table-cell office:value-type="float" office:value="6809046" calcext:value-type="float">
            <text:p>6809046</text:p>
          </table:table-cell>
          <table:table-cell office:value-type="float" office:value="7095148" calcext:value-type="float">
            <text:p>7095148</text:p>
          </table:table-cell>
          <table:table-cell office:value-type="float" office:value="7385158" calcext:value-type="float">
            <text:p>7385158</text:p>
          </table:table-cell>
          <table:table-cell office:value-type="float" office:value="7687547" calcext:value-type="float">
            <text:p>7687547</text:p>
          </table:table-cell>
          <table:table-cell office:value-type="float" office:value="7993851" calcext:value-type="float">
            <text:p>7993851</text:p>
          </table:table-cell>
        </table:table-row>
        <table:table-row table:style-name="ro1">
          <table:table-cell office:value-type="string" calcext:value-type="string">
            <text:p>Al Gezira</text:p>
          </table:table-cell>
          <table:table-cell office:value-type="float" office:value="3709800" calcext:value-type="float">
            <text:p>3709800</text:p>
          </table:table-cell>
          <table:table-cell office:value-type="float" office:value="3845407" calcext:value-type="float">
            <text:p>3845407</text:p>
          </table:table-cell>
          <table:table-cell office:value-type="float" office:value="3988735" calcext:value-type="float">
            <text:p>3988735</text:p>
          </table:table-cell>
          <table:table-cell office:value-type="float" office:value="4133048" calcext:value-type="float">
            <text:p>4133048</text:p>
          </table:table-cell>
          <table:table-cell office:value-type="float" office:value="4285408" calcext:value-type="float">
            <text:p>4285408</text:p>
          </table:table-cell>
          <table:table-cell office:value-type="float" office:value="4441168" calcext:value-type="float">
            <text:p>4441168</text:p>
          </table:table-cell>
          <table:table-cell office:value-type="float" office:value="4600700" calcext:value-type="float">
            <text:p>4600700</text:p>
          </table:table-cell>
          <table:table-cell office:value-type="float" office:value="4759764" calcext:value-type="float">
            <text:p>4759764</text:p>
          </table:table-cell>
          <table:table-cell office:value-type="float" office:value="4926555" calcext:value-type="float">
            <text:p>4926555</text:p>
          </table:table-cell>
          <table:table-cell office:value-type="float" office:value="5096920" calcext:value-type="float">
            <text:p>5096920</text:p>
          </table:table-cell>
        </table:table-row>
        <table:table-row table:style-name="ro1">
          <table:table-cell office:value-type="string" calcext:value-type="string">
            <text:p>White Nile</text:p>
          </table:table-cell>
          <table:table-cell office:value-type="float" office:value="1795888" calcext:value-type="float">
            <text:p>1795888</text:p>
          </table:table-cell>
          <table:table-cell office:value-type="float" office:value="1866734" calcext:value-type="float">
            <text:p>1866734</text:p>
          </table:table-cell>
          <table:table-cell office:value-type="float" office:value="1936609" calcext:value-type="float">
            <text:p>1936609</text:p>
          </table:table-cell>
          <table:table-cell office:value-type="float" office:value="2012188" calcext:value-type="float">
            <text:p>2012188</text:p>
          </table:table-cell>
          <table:table-cell office:value-type="float" office:value="2086650" calcext:value-type="float">
            <text:p>2086650</text:p>
          </table:table-cell>
          <table:table-cell office:value-type="float" office:value="2162786" calcext:value-type="float">
            <text:p>2162786</text:p>
          </table:table-cell>
          <table:table-cell office:value-type="float" office:value="2244619" calcext:value-type="float">
            <text:p>2244619</text:p>
          </table:table-cell>
          <table:table-cell office:value-type="float" office:value="2324444" calcext:value-type="float">
            <text:p>2324444</text:p>
          </table:table-cell>
          <table:table-cell office:value-type="float" office:value="2410260" calcext:value-type="float">
            <text:p>2410260</text:p>
          </table:table-cell>
          <table:table-cell office:value-type="float" office:value="2493880" calcext:value-type="float">
            <text:p>2493880</text:p>
          </table:table-cell>
        </table:table-row>
        <table:table-row table:style-name="ro1">
          <table:table-cell office:value-type="string" calcext:value-type="string">
            <text:p>Sinnar</text:p>
          </table:table-cell>
          <table:table-cell office:value-type="float" office:value="1339739" calcext:value-type="float">
            <text:p>1339739</text:p>
          </table:table-cell>
          <table:table-cell office:value-type="float" office:value="1395935" calcext:value-type="float">
            <text:p>1395935</text:p>
          </table:table-cell>
          <table:table-cell office:value-type="float" office:value="1454155" calcext:value-type="float">
            <text:p>1454155</text:p>
          </table:table-cell>
          <table:table-cell office:value-type="float" office:value="1517905" calcext:value-type="float">
            <text:p>1517905</text:p>
          </table:table-cell>
          <table:table-cell office:value-type="float" office:value="1580357" calcext:value-type="float">
            <text:p>1580357</text:p>
          </table:table-cell>
          <table:table-cell office:value-type="float" office:value="1644463" calcext:value-type="float">
            <text:p>1644463</text:p>
          </table:table-cell>
          <table:table-cell office:value-type="float" office:value="1710369" calcext:value-type="float">
            <text:p>1710369</text:p>
          </table:table-cell>
          <table:table-cell office:value-type="float" office:value="1777982" calcext:value-type="float">
            <text:p>1777982</text:p>
          </table:table-cell>
          <table:table-cell office:value-type="float" office:value="1847458" calcext:value-type="float">
            <text:p>1847458</text:p>
          </table:table-cell>
          <table:table-cell office:value-type="float" office:value="1918692" calcext:value-type="float">
            <text:p>1918692</text:p>
          </table:table-cell>
        </table:table-row>
        <table:table-row table:style-name="ro1">
          <table:table-cell office:value-type="string" calcext:value-type="string">
            <text:p>Blue Nile</text:p>
          </table:table-cell>
          <table:table-cell office:value-type="float" office:value="858071" calcext:value-type="float">
            <text:p>858071</text:p>
          </table:table-cell>
          <table:table-cell office:value-type="float" office:value="882337" calcext:value-type="float">
            <text:p>882337</text:p>
          </table:table-cell>
          <table:table-cell office:value-type="float" office:value="910546" calcext:value-type="float">
            <text:p>910546</text:p>
          </table:table-cell>
          <table:table-cell office:value-type="float" office:value="935983" calcext:value-type="float">
            <text:p>935983</text:p>
          </table:table-cell>
          <table:table-cell office:value-type="float" office:value="965573" calcext:value-type="float">
            <text:p>965573</text:p>
          </table:table-cell>
          <table:table-cell office:value-type="float" office:value="991898" calcext:value-type="float">
            <text:p>991898</text:p>
          </table:table-cell>
          <table:table-cell office:value-type="float" office:value="1022378" calcext:value-type="float">
            <text:p>1022378</text:p>
          </table:table-cell>
          <table:table-cell office:value-type="float" office:value="1049366" calcext:value-type="float">
            <text:p>1049366</text:p>
          </table:table-cell>
          <table:table-cell office:value-type="float" office:value="1080743" calcext:value-type="float">
            <text:p>1080743</text:p>
          </table:table-cell>
          <table:table-cell office:value-type="float" office:value="1108391" calcext:value-type="float">
            <text:p>1108391</text:p>
          </table:table-cell>
        </table:table-row>
        <table:table-row table:style-name="ro1">
          <table:table-cell office:value-type="string" calcext:value-type="string">
            <text:p>North Kordofan </text:p>
          </table:table-cell>
          <table:table-cell office:value-type="float" office:value="2953804" calcext:value-type="float">
            <text:p>2953804</text:p>
          </table:table-cell>
          <table:table-cell office:value-type="float" office:value="2986117" calcext:value-type="float">
            <text:p>2986117</text:p>
          </table:table-cell>
          <table:table-cell office:value-type="float" office:value="3017033" calcext:value-type="float">
            <text:p>3017033</text:p>
          </table:table-cell>
          <table:table-cell office:value-type="float" office:value="3046326" calcext:value-type="float">
            <text:p>3046326</text:p>
          </table:table-cell>
          <table:table-cell office:value-type="float" office:value="3073921" calcext:value-type="float">
            <text:p>3073921</text:p>
          </table:table-cell>
          <table:table-cell office:value-type="float" office:value="3098750" calcext:value-type="float">
            <text:p>3098750</text:p>
          </table:table-cell>
          <table:table-cell office:value-type="float" office:value="3120942" calcext:value-type="float">
            <text:p>3120942</text:p>
          </table:table-cell>
          <table:table-cell office:value-type="float" office:value="3140177" calcext:value-type="float">
            <text:p>3140177</text:p>
          </table:table-cell>
          <table:table-cell office:value-type="float" office:value="3160663" calcext:value-type="float">
            <text:p>3160663</text:p>
          </table:table-cell>
          <table:table-cell office:value-type="float" office:value="3174029" calcext:value-type="float">
            <text:p>3174029</text:p>
          </table:table-cell>
        </table:table-row>
        <table:table-row table:style-name="ro1">
          <table:table-cell office:value-type="string" calcext:value-type="string">
            <text:p>South Kordofan </text:p>
          </table:table-cell>
          <table:table-cell office:value-type="float" office:value="1598117" calcext:value-type="float">
            <text:p>1598117</text:p>
          </table:table-cell>
          <table:table-cell office:value-type="float" office:value="1649443" calcext:value-type="float">
            <text:p>1649443</text:p>
          </table:table-cell>
          <table:table-cell office:value-type="float" office:value="1702177" calcext:value-type="float">
            <text:p>1702177</text:p>
          </table:table-cell>
          <table:table-cell office:value-type="float" office:value="1756282" calcext:value-type="float">
            <text:p>1756282</text:p>
          </table:table-cell>
          <table:table-cell office:value-type="float" office:value="1811805" calcext:value-type="float">
            <text:p>1811805</text:p>
          </table:table-cell>
          <table:table-cell office:value-type="float" office:value="1868199" calcext:value-type="float">
            <text:p>1868199</text:p>
          </table:table-cell>
          <table:table-cell office:value-type="float" office:value="1925606" calcext:value-type="float">
            <text:p>1925606</text:p>
          </table:table-cell>
          <table:table-cell office:value-type="float" office:value="1983895" calcext:value-type="float">
            <text:p>1983895</text:p>
          </table:table-cell>
          <table:table-cell office:value-type="float" office:value="2047294" calcext:value-type="float">
            <text:p>2047294</text:p>
          </table:table-cell>
          <table:table-cell office:value-type="float" office:value="2107623" calcext:value-type="float">
            <text:p>2107623</text:p>
          </table:table-cell>
        </table:table-row>
        <table:table-row table:style-name="ro1">
          <table:table-cell office:value-type="string" calcext:value-type="string">
            <text:p>North Darfur</text:p>
          </table:table-cell>
          <table:table-cell office:value-type="float" office:value="2140392" calcext:value-type="float">
            <text:p>2140392</text:p>
          </table:table-cell>
          <table:table-cell office:value-type="float" office:value="2163041" calcext:value-type="float">
            <text:p>2163041</text:p>
          </table:table-cell>
          <table:table-cell office:value-type="float" office:value="2188028" calcext:value-type="float">
            <text:p>2188028</text:p>
          </table:table-cell>
          <table:table-cell office:value-type="float" office:value="2208499" calcext:value-type="float">
            <text:p>2208499</text:p>
          </table:table-cell>
          <table:table-cell office:value-type="float" office:value="2231305" calcext:value-type="float">
            <text:p>2231305</text:p>
          </table:table-cell>
          <table:table-cell office:value-type="float" office:value="2248551" calcext:value-type="float">
            <text:p>2248551</text:p>
          </table:table-cell>
          <table:table-cell office:value-type="float" office:value="2267680" calcext:value-type="float">
            <text:p>2267680</text:p>
          </table:table-cell>
          <table:table-cell office:value-type="float" office:value="2280885" calcext:value-type="float">
            <text:p>2280885</text:p>
          </table:table-cell>
          <table:table-cell office:value-type="float" office:value="2296068" calcext:value-type="float">
            <text:p>2296068</text:p>
          </table:table-cell>
          <table:table-cell office:value-type="float" office:value="2304950" calcext:value-type="float">
            <text:p>2304950</text:p>
          </table:table-cell>
        </table:table-row>
        <table:table-row table:style-name="ro1">
          <table:table-cell office:value-type="string" calcext:value-type="string">
            <text:p>West Darfur</text:p>
          </table:table-cell>
          <table:table-cell office:value-type="float" office:value="1349308" calcext:value-type="float">
            <text:p>1349308</text:p>
          </table:table-cell>
          <table:table-cell office:value-type="float" office:value="1392643" calcext:value-type="float">
            <text:p>1392643</text:p>
          </table:table-cell>
          <table:table-cell office:value-type="float" office:value="1437168" calcext:value-type="float">
            <text:p>1437168</text:p>
          </table:table-cell>
          <table:table-cell office:value-type="float" office:value="1482849" calcext:value-type="float">
            <text:p>1482849</text:p>
          </table:table-cell>
          <table:table-cell office:value-type="float" office:value="1529728" calcext:value-type="float">
            <text:p>1529728</text:p>
          </table:table-cell>
          <table:table-cell office:value-type="float" office:value="1577342" calcext:value-type="float">
            <text:p>1577342</text:p>
          </table:table-cell>
          <table:table-cell office:value-type="float" office:value="1625811" calcext:value-type="float">
            <text:p>1625811</text:p>
          </table:table-cell>
          <table:table-cell office:value-type="float" office:value="1675025" calcext:value-type="float">
            <text:p>1675025</text:p>
          </table:table-cell>
          <table:table-cell office:value-type="float" office:value="1725110" calcext:value-type="float">
            <text:p>1725110</text:p>
          </table:table-cell>
          <table:table-cell office:value-type="float" office:value="1775945" calcext:value-type="float">
            <text:p>1775945</text:p>
          </table:table-cell>
        </table:table-row>
        <table:table-row table:style-name="ro1">
          <table:table-cell office:value-type="string" calcext:value-type="string">
            <text:p>South Darfur</text:p>
          </table:table-cell>
          <table:table-cell office:value-type="float" office:value="4210607" calcext:value-type="float">
            <text:p>4210607</text:p>
          </table:table-cell>
          <table:table-cell office:value-type="float" office:value="4329375" calcext:value-type="float">
            <text:p>4329375</text:p>
          </table:table-cell>
          <table:table-cell office:value-type="float" office:value="4450803" calcext:value-type="float">
            <text:p>4450803</text:p>
          </table:table-cell>
          <table:table-cell office:value-type="float" office:value="4574748" calcext:value-type="float">
            <text:p>4574748</text:p>
          </table:table-cell>
          <table:table-cell office:value-type="float" office:value="4701291" calcext:value-type="float">
            <text:p>4701291</text:p>
          </table:table-cell>
          <table:table-cell office:value-type="float" office:value="4828978" calcext:value-type="float">
            <text:p>4828978</text:p>
          </table:table-cell>
          <table:table-cell office:value-type="float" office:value="4958148" calcext:value-type="float">
            <text:p>4958148</text:p>
          </table:table-cell>
          <table:table-cell office:value-type="float" office:value="5088433" calcext:value-type="float">
            <text:p>5088433</text:p>
          </table:table-cell>
          <table:table-cell office:value-type="float" office:value="5220191" calcext:value-type="float">
            <text:p>5220191</text:p>
          </table:table-cell>
          <table:table-cell office:value-type="float" office:value="5353025" calcext:value-type="float">
            <text:p>5353025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31898536" calcext:value-type="float">
            <text:p>31898536</text:p>
          </table:table-cell>
          <table:table-cell office:value-type="float" office:value="32923005" calcext:value-type="float">
            <text:p>32923005</text:p>
          </table:table-cell>
          <table:table-cell office:value-type="float" office:value="33975593" calcext:value-type="float">
            <text:p>33975593</text:p>
          </table:table-cell>
          <table:table-cell office:value-type="float" office:value="35055538" calcext:value-type="float">
            <text:p>35055538</text:p>
          </table:table-cell>
          <table:table-cell office:value-type="float" office:value="36163778" calcext:value-type="float">
            <text:p>36163778</text:p>
          </table:table-cell>
          <table:table-cell office:value-type="float" office:value="37289406" calcext:value-type="float">
            <text:p>37289406</text:p>
          </table:table-cell>
          <table:table-cell office:value-type="float" office:value="38435252" calcext:value-type="float">
            <text:p>38435252</text:p>
          </table:table-cell>
          <table:table-cell office:value-type="float" office:value="39598700" calcext:value-type="float">
            <text:p>39598700</text:p>
          </table:table-cell>
          <table:table-cell office:value-type="float" office:value="40782742" calcext:value-type="float">
            <text:p>40782742</text:p>
          </table:table-cell>
          <table:table-cell office:value-type="float" office:value="419845" calcext:value-type="float">
            <text:p>419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6:33:34.438578873</meta:creation-date>
    <dc:date>2020-11-26T16:44:22.086479979</dc:date>
    <meta:editing-duration>PT10M48S</meta:editing-duration>
    <meta:editing-cycles>1</meta:editing-cycles>
    <meta:document-statistic meta:table-count="1" meta:cell-count="187" meta:object-count="0"/>
    <meta:generator>LibreOffice/6.4.6.2$Linux_X86_64 LibreOffice_project/40$Build-2</meta:generator>
  </office:meta>
</office:document-meta>
</file>